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745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8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49" style:family="table-cell" style:parent-style-name="Pivot_20_Table_20_Value" style:data-style-name="N11"/>
    <style:style style:name="ce50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51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5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57" style:family="table-cell" style:parent-style-name="Pivot_20_Table_20_Result">
      <style:table-cell-properties fo:border-bottom="2.01pt solid #000000" fo:border-left="none" fo:border-right="2.01pt solid #000000" fo:border-top="0.99pt solid #000000"/>
    </style:style>
    <style:style style:name="ce24" style:family="table-cell" style:parent-style-name="Default" style:data-style-name="N11"/>
    <style:style style:name="ce5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6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6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6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65" style:family="table-cell" style:parent-style-name="Pivot_20_Table_20_Value" style:data-style-name="N11">
      <style:table-cell-properties fo:border-bottom="none" fo:border-left="none" fo:border-right="2.01pt solid #000000" fo:border-top="0.99pt solid #000000"/>
    </style:style>
    <style:style style:name="ce66" style:family="table-cell" style:parent-style-name="Pivot_20_Table_20_Value" style:data-style-name="N11">
      <style:table-cell-properties fo:border-bottom="0.99pt solid #000000" fo:border-left="none" fo:border-right="2.01pt solid #000000" fo:border-top="none"/>
    </style:style>
    <style:style style:name="ce67" style:family="table-cell" style:parent-style-name="Pivot_20_Table_20_Result" style:data-style-name="N11">
      <style:table-cell-properties fo:border-bottom="2.01pt solid #000000" fo:border-left="none" fo:border-right="2.01pt solid #000000" fo:border-top="0.99pt solid #000000"/>
    </style:style>
    <style:style style:name="ce68" style:family="table-cell" style:parent-style-name="Pivot_20_Table_20_Value" style:data-style-name="N11">
      <style:table-cell-properties fo:border-bottom="none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udentsPerform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56" table:default-cell-style-name="Default"/>
        <table:table-row table:style-name="ro1">
          <table:table-cell table:style-name="Accent_20_3" office:value-type="string" calcext:value-type="string">
            <text:p>gender</text:p>
          </table:table-cell>
          <table:table-cell table:style-name="Accent_20_3" office:value-type="string" calcext:value-type="string">
            <text:p>race/ethnicity</text:p>
          </table:table-cell>
          <table:table-cell table:style-name="Accent_20_3" office:value-type="string" calcext:value-type="string">
            <text:p>parental level of education</text:p>
          </table:table-cell>
          <table:table-cell table:style-name="Accent_20_3" office:value-type="string" calcext:value-type="string">
            <text:p>lunch</text:p>
          </table:table-cell>
          <table:table-cell table:style-name="Accent_20_3" office:value-type="string" calcext:value-type="string">
            <text:p>test preparation course</text:p>
          </table:table-cell>
          <table:table-cell table:style-name="Accent_20_3" office:value-type="string" calcext:value-type="string">
            <text:p>math score</text:p>
          </table:table-cell>
          <table:table-cell table:style-name="Accent_20_3" office:value-type="string" calcext:value-type="string">
            <text:p>reading score</text:p>
          </table:table-cell>
          <table:table-cell table:style-name="Accent_20_3" office:value-type="string" calcext:value-type="string">
            <text:p>writing score</text:p>
          </table:table-cell>
          <table:table-cell table:style-name="Accent_20_3"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56"/>
        </table:table-row>
      </table:table>
      <table:table table:name="Distribuição escrita" table:style-name="ta1">
        <table:table-column table:style-name="co8" table:default-cell-style-name="ce38"/>
        <table:table-column table:style-name="co8" table:default-cell-style-name="ce43"/>
        <table:table-column table:style-name="co8" table:default-cell-style-name="ce49"/>
        <table:table-column table:style-name="co8" table:default-cell-style-name="ce55"/>
        <table:table-column table:style-name="co8" table:default-cell-style-name="ce24"/>
        <table:table-row table:style-name="ro1">
          <table:table-cell table:style-name="ce35"/>
          <table:table-cell table:style-name="ce40" office:value-type="string" calcext:value-type="string">
            <text:p>Data</text:p>
          </table:table-cell>
          <table:table-cell table:style-name="ce46"/>
          <table:table-cell table:style-name="ce52"/>
          <table:table-cell table:style-name="Default"/>
        </table:table-row>
        <table:table-row table:style-name="ro1">
          <table:table-cell table:style-name="ce36" office:value-type="string" calcext:value-type="string">
            <text:p>writing score</text:p>
          </table:table-cell>
          <table:table-cell table:style-name="ce41" office:value-type="string" calcext:value-type="string">
            <text:p>Count - writing score</text:p>
          </table:table-cell>
          <table:table-cell table:style-name="ce47" office:value-type="string" calcext:value-type="string">
            <text:p>Count - writing score</text:p>
          </table:table-cell>
          <table:table-cell table:style-name="ce53" office:value-type="string" calcext:value-type="string">
            <text:p>Count - writing score</text:p>
          </table:table-cell>
          <table:table-cell table:style-name="Default"/>
        </table:table-row>
        <table:table-row table:style-name="ro1">
          <table:table-cell table:style-name="ce37" office:value-type="string" calcext:value-type="string">
            <text:p>10-19</text:p>
          </table:table-cell>
          <table:table-cell table:style-name="ce42" office:value-type="float" office:value="3" calcext:value-type="float">
            <text:p>3</text:p>
          </table:table-cell>
          <table:table-cell table:style-name="ce48" office:value-type="percentage" office:value="0.003" calcext:value-type="percentage">
            <text:p>0,30%</text:p>
          </table:table-cell>
          <table:table-cell table:style-name="ce54" office:value-type="float" office:value="3" calcext:value-type="float">
            <text:p>3</text:p>
          </table:table-cell>
          <table:table-cell table:formula="of:=SUM([.$C$3:.C3])"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20-29</text:p>
          </table:table-cell>
          <table:table-cell office:value-type="float" office:value="6" calcext:value-type="float">
            <text:p>6</text:p>
          </table:table-cell>
          <table:table-cell office:value-type="percentage" office:value="0.006" calcext:value-type="percentage">
            <text:p>0,60%</text:p>
          </table:table-cell>
          <table:table-cell office:value-type="float" office:value="9" calcext:value-type="float">
            <text:p>9</text:p>
          </table:table-cell>
          <table:table-cell table:formula="of:=SUM([.$C$3:.C4])"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office:value-type="float" office:value="23" calcext:value-type="float">
            <text:p>23</text:p>
          </table:table-cell>
          <table:table-cell office:value-type="percentage" office:value="0.023" calcext:value-type="percentage">
            <text:p>2,30%</text:p>
          </table:table-cell>
          <table:table-cell office:value-type="float" office:value="32" calcext:value-type="float">
            <text:p>32</text:p>
          </table:table-cell>
          <table:table-cell table:formula="of:=SUM([.$C$3:.C5])"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40-49</text:p>
          </table:table-cell>
          <table:table-cell office:value-type="float" office:value="82" calcext:value-type="float">
            <text:p>82</text:p>
          </table:table-cell>
          <table:table-cell office:value-type="percentage" office:value="0.082" calcext:value-type="percentage">
            <text:p>8,20%</text:p>
          </table:table-cell>
          <table:table-cell office:value-type="float" office:value="114" calcext:value-type="float">
            <text:p>114</text:p>
          </table:table-cell>
          <table:table-cell table:formula="of:=SUM([.$C$3:.C6])"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50-59</text:p>
          </table:table-cell>
          <table:table-cell office:value-type="float" office:value="167" calcext:value-type="float">
            <text:p>167</text:p>
          </table:table-cell>
          <table:table-cell office:value-type="percentage" office:value="0.167" calcext:value-type="percentage">
            <text:p>16,70%</text:p>
          </table:table-cell>
          <table:table-cell office:value-type="float" office:value="281" calcext:value-type="float">
            <text:p>281</text:p>
          </table:table-cell>
          <table:table-cell table:formula="of:=SUM([.$C$3:.C7])"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60-69</text:p>
          </table:table-cell>
          <table:table-cell office:value-type="float" office:value="230" calcext:value-type="float">
            <text:p>230</text:p>
          </table:table-cell>
          <table:table-cell office:value-type="percentage" office:value="0.23" calcext:value-type="percentage">
            <text:p>23,00%</text:p>
          </table:table-cell>
          <table:table-cell office:value-type="float" office:value="511" calcext:value-type="float">
            <text:p>511</text:p>
          </table:table-cell>
          <table:table-cell table:formula="of:=SUM([.$C$3:.C8])" office:value-type="percentage" office:value="0.511" calcext:value-type="percentage">
            <text:p>51,10%</text:p>
          </table:table-cell>
        </table:table-row>
        <table:table-row table:style-name="ro1">
          <table:table-cell office:value-type="string" calcext:value-type="string">
            <text:p>70-79</text:p>
          </table:table-cell>
          <table:table-cell office:value-type="float" office:value="254" calcext:value-type="float">
            <text:p>254</text:p>
          </table:table-cell>
          <table:table-cell office:value-type="percentage" office:value="0.254" calcext:value-type="percentage">
            <text:p>25,40%</text:p>
          </table:table-cell>
          <table:table-cell office:value-type="float" office:value="765" calcext:value-type="float">
            <text:p>765</text:p>
          </table:table-cell>
          <table:table-cell table:formula="of:=SUM([.$C$3:.C9])" office:value-type="percentage" office:value="0.765" calcext:value-type="percentage">
            <text:p>76,50%</text:p>
          </table:table-cell>
        </table:table-row>
        <table:table-row table:style-name="ro1">
          <table:table-cell office:value-type="string" calcext:value-type="string">
            <text:p>80-89</text:p>
          </table:table-cell>
          <table:table-cell office:value-type="float" office:value="157" calcext:value-type="float">
            <text:p>157</text:p>
          </table:table-cell>
          <table:table-cell office:value-type="percentage" office:value="0.157" calcext:value-type="percentage">
            <text:p>15,70%</text:p>
          </table:table-cell>
          <table:table-cell office:value-type="float" office:value="922" calcext:value-type="float">
            <text:p>922</text:p>
          </table:table-cell>
          <table:table-cell table:formula="of:=SUM([.$C$3:.C10])" office:value-type="percentage" office:value="0.922" calcext:value-type="percentage">
            <text:p>92,20%</text:p>
          </table:table-cell>
        </table:table-row>
        <table:table-row table:style-name="ro1">
          <table:table-cell office:value-type="string" calcext:value-type="string">
            <text:p>90-100</text:p>
          </table:table-cell>
          <table:table-cell table:style-name="ce44" office:value-type="float" office:value="78" calcext:value-type="float">
            <text:p>78</text:p>
          </table:table-cell>
          <table:table-cell table:style-name="ce50" office:value-type="percentage" office:value="0.078" calcext:value-type="percentage">
            <text:p>7,80%</text:p>
          </table:table-cell>
          <table:table-cell table:style-name="ce56" office:value-type="float" office:value="1000" calcext:value-type="float">
            <text:p>1000</text:p>
          </table:table-cell>
          <table:table-cell table:formula="of:=SUM([.$C$3:.C11])" office:value-type="percentage" office:value="1" calcext:value-type="percentage">
            <text:p>100,00%</text:p>
          </table:table-cell>
        </table:table-row>
        <table:table-row table:style-name="ro1">
          <table:table-cell table:style-name="ce39" office:value-type="string" calcext:value-type="string">
            <text:p>Total Result</text:p>
          </table:table-cell>
          <table:table-cell table:style-name="ce45" office:value-type="float" office:value="1000" calcext:value-type="float">
            <text:p>1000</text:p>
          </table:table-cell>
          <table:table-cell table:style-name="ce51" office:value-type="percentage" office:value="1" calcext:value-type="percentage">
            <text:p>100,00%</text:p>
          </table:table-cell>
          <table:table-cell table:style-name="ce57"/>
          <table:table-cell table:style-name="Default"/>
        </table:table-row>
      </table:table>
      <table:table table:name="Distribuição leitura" table:style-name="ta1">
        <table:table-column table:style-name="co8" table:default-cell-style-name="ce38"/>
        <table:table-column table:style-name="co8" table:default-cell-style-name="ce43"/>
        <table:table-column table:style-name="co8" table:default-cell-style-name="ce49"/>
        <table:table-column table:style-name="co8" table:default-cell-style-name="ce55"/>
        <table:table-column table:style-name="co8" table:default-cell-style-name="ce24"/>
        <table:table-row table:style-name="ro1">
          <table:table-cell table:style-name="ce35"/>
          <table:table-cell table:style-name="ce40" office:value-type="string" calcext:value-type="string">
            <text:p>Data</text:p>
          </table:table-cell>
          <table:table-cell table:style-name="ce46"/>
          <table:table-cell table:style-name="ce52"/>
          <table:table-cell table:style-name="Default"/>
        </table:table-row>
        <table:table-row table:style-name="ro1">
          <table:table-cell table:style-name="ce36" office:value-type="string" calcext:value-type="string">
            <text:p>reading score</text:p>
          </table:table-cell>
          <table:table-cell table:style-name="ce41" office:value-type="string" calcext:value-type="string">
            <text:p>Count - reading score</text:p>
          </table:table-cell>
          <table:table-cell table:style-name="ce47" office:value-type="string" calcext:value-type="string">
            <text:p>Count - reading score</text:p>
          </table:table-cell>
          <table:table-cell table:style-name="ce53" office:value-type="string" calcext:value-type="string">
            <text:p>Count - reading score</text:p>
          </table:table-cell>
          <table:table-cell table:style-name="Default"/>
        </table:table-row>
        <table:table-row table:style-name="ro1">
          <table:table-cell table:style-name="ce37" office:value-type="string" calcext:value-type="string">
            <text:p>17-26</text:p>
          </table:table-cell>
          <table:table-cell table:style-name="ce42" office:value-type="float" office:value="5" calcext:value-type="float">
            <text:p>5</text:p>
          </table:table-cell>
          <table:table-cell table:style-name="ce48" office:value-type="percentage" office:value="0.005" calcext:value-type="percentage">
            <text:p>0,50%</text:p>
          </table:table-cell>
          <table:table-cell table:style-name="ce54" office:value-type="float" office:value="5" calcext:value-type="float">
            <text:p>5</text:p>
          </table:table-cell>
          <table:table-cell table:formula="of:=SUM([.$C$3:.C3])"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27-36</text:p>
          </table:table-cell>
          <table:table-cell office:value-type="float" office:value="10" calcext:value-type="float">
            <text:p>1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" calcext:value-type="float">
            <text:p>15</text:p>
          </table:table-cell>
          <table:table-cell table:formula="of:=SUM([.$C$3:.C4])"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office:value-type="float" office:value="51" calcext:value-type="float">
            <text:p>51</text:p>
          </table:table-cell>
          <table:table-cell office:value-type="percentage" office:value="0.051" calcext:value-type="percentage">
            <text:p>5,10%</text:p>
          </table:table-cell>
          <table:table-cell office:value-type="float" office:value="66" calcext:value-type="float">
            <text:p>66</text:p>
          </table:table-cell>
          <table:table-cell table:formula="of:=SUM([.$C$3:.C5])"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47-56</text:p>
          </table:table-cell>
          <table:table-cell office:value-type="float" office:value="126" calcext:value-type="float">
            <text:p>126</text:p>
          </table:table-cell>
          <table:table-cell office:value-type="percentage" office:value="0.126" calcext:value-type="percentage">
            <text:p>12,60%</text:p>
          </table:table-cell>
          <table:table-cell office:value-type="float" office:value="192" calcext:value-type="float">
            <text:p>192</text:p>
          </table:table-cell>
          <table:table-cell table:formula="of:=SUM([.$C$3:.C6])"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57-66</text:p>
          </table:table-cell>
          <table:table-cell office:value-type="float" office:value="227" calcext:value-type="float">
            <text:p>227</text:p>
          </table:table-cell>
          <table:table-cell office:value-type="percentage" office:value="0.227" calcext:value-type="percentage">
            <text:p>22,70%</text:p>
          </table:table-cell>
          <table:table-cell office:value-type="float" office:value="419" calcext:value-type="float">
            <text:p>419</text:p>
          </table:table-cell>
          <table:table-cell table:formula="of:=SUM([.$C$3:.C7])"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67-76</text:p>
          </table:table-cell>
          <table:table-cell office:value-type="float" office:value="262" calcext:value-type="float">
            <text:p>262</text:p>
          </table:table-cell>
          <table:table-cell office:value-type="percentage" office:value="0.262" calcext:value-type="percentage">
            <text:p>26,20%</text:p>
          </table:table-cell>
          <table:table-cell office:value-type="float" office:value="681" calcext:value-type="float">
            <text:p>681</text:p>
          </table:table-cell>
          <table:table-cell table:formula="of:=SUM([.$C$3:.C8])" office:value-type="percentage" office:value="0.681" calcext:value-type="percentage">
            <text:p>68,10%</text:p>
          </table:table-cell>
        </table:table-row>
        <table:table-row table:style-name="ro1">
          <table:table-cell office:value-type="string" calcext:value-type="string">
            <text:p>77-86</text:p>
          </table:table-cell>
          <table:table-cell office:value-type="float" office:value="206" calcext:value-type="float">
            <text:p>206</text:p>
          </table:table-cell>
          <table:table-cell office:value-type="percentage" office:value="0.206" calcext:value-type="percentage">
            <text:p>20,60%</text:p>
          </table:table-cell>
          <table:table-cell office:value-type="float" office:value="887" calcext:value-type="float">
            <text:p>887</text:p>
          </table:table-cell>
          <table:table-cell table:formula="of:=SUM([.$C$3:.C9])" office:value-type="percentage" office:value="0.887" calcext:value-type="percentage">
            <text:p>88,70%</text:p>
          </table:table-cell>
        </table:table-row>
        <table:table-row table:style-name="ro1">
          <table:table-cell office:value-type="string" calcext:value-type="string">
            <text:p>87-96</text:p>
          </table:table-cell>
          <table:table-cell office:value-type="float" office:value="88" calcext:value-type="float">
            <text:p>88</text:p>
          </table:table-cell>
          <table:table-cell office:value-type="percentage" office:value="0.088" calcext:value-type="percentage">
            <text:p>8,80%</text:p>
          </table:table-cell>
          <table:table-cell office:value-type="float" office:value="975" calcext:value-type="float">
            <text:p>975</text:p>
          </table:table-cell>
          <table:table-cell table:formula="of:=SUM([.$C$3:.C10])"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97-106</text:p>
          </table:table-cell>
          <table:table-cell table:style-name="ce44" office:value-type="float" office:value="25" calcext:value-type="float">
            <text:p>25</text:p>
          </table:table-cell>
          <table:table-cell table:style-name="ce50" office:value-type="percentage" office:value="0.025" calcext:value-type="percentage">
            <text:p>2,50%</text:p>
          </table:table-cell>
          <table:table-cell table:style-name="ce56" office:value-type="float" office:value="1000" calcext:value-type="float">
            <text:p>1000</text:p>
          </table:table-cell>
          <table:table-cell table:formula="of:=SUM([.$C$3:.C11])" office:value-type="percentage" office:value="1" calcext:value-type="percentage">
            <text:p>100,00%</text:p>
          </table:table-cell>
        </table:table-row>
        <table:table-row table:style-name="ro1">
          <table:table-cell table:style-name="ce39" office:value-type="string" calcext:value-type="string">
            <text:p>Total Result</text:p>
          </table:table-cell>
          <table:table-cell table:style-name="ce45" office:value-type="float" office:value="1000" calcext:value-type="float">
            <text:p>1000</text:p>
          </table:table-cell>
          <table:table-cell table:style-name="ce51" office:value-type="percentage" office:value="1" calcext:value-type="percentage">
            <text:p>100,00%</text:p>
          </table:table-cell>
          <table:table-cell table:style-name="ce57"/>
          <table:table-cell table:style-name="Default"/>
        </table:table-row>
      </table:table>
      <table:table table:name="Distribuição matemática" table:style-name="ta1">
        <office:forms form:automatic-focus="false" form:apply-design-mode="false"/>
        <table:shapes>
          <draw:frame draw:z-index="0" draw:style-name="gr1" draw:text-style-name="P1" svg:width="21.394cm" svg:height="12.192cm" svg:x="15.859cm" svg:y="2.789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38"/>
        <table:table-column table:style-name="co8" table:default-cell-style-name="ce62"/>
        <table:table-column table:style-name="co8" table:number-columns-repeated="2" table:default-cell-style-name="Default"/>
        <table:table-column table:style-name="co8" table:default-cell-style-name="ce24"/>
        <table:table-row table:style-name="ro1">
          <table:table-cell table:style-name="ce59" office:value-type="string" calcext:value-type="string">
            <text:p>math score</text:p>
          </table:table-cell>
          <table:table-cell table:style-name="ce60" office:value-type="string" calcext:value-type="string">
            <text:p>Count - math scor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7" office:value-type="string" calcext:value-type="string">
            <text:p>0-9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10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2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-3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-49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-59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69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-79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-89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-100</text:p>
          </table:table-cell>
          <table:table-cell table:style-name="ce63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Total Result</text:p>
          </table:table-cell>
          <table:table-cell table:style-name="ce64" office:value-type="float" office:value="1000" calcext:value-type="float">
            <text:p>1000</text:p>
          </table:table-cell>
          <table:table-cell table:number-columns-repeated="3"/>
        </table:table-row>
      </table:table>
      <table:table table:name="Distribuição curso" table:style-name="ta1">
        <table:table-column table:style-name="co8" table:default-cell-style-name="ce35"/>
        <table:table-column table:style-name="co8" table:default-cell-style-name="ce40"/>
        <table:table-column table:style-name="co8" table:default-cell-style-name="ce52"/>
        <table:table-row table:style-name="ro1">
          <table:table-cell/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36" office:value-type="string" calcext:value-type="string">
            <text:p>test preparation course</text:p>
          </table:table-cell>
          <table:table-cell table:style-name="ce41" office:value-type="string" calcext:value-type="string">
            <text:p>Count - test preparation course</text:p>
          </table:table-cell>
          <table:table-cell table:style-name="ce53" office:value-type="string" calcext:value-type="string">
            <text:p>Count - test preparation course</text:p>
          </table:table-cell>
        </table:table-row>
        <table:table-row table:style-name="ro1">
          <table:table-cell table:style-name="ce37" office:value-type="string" calcext:value-type="string">
            <text:p>completed</text:p>
          </table:table-cell>
          <table:table-cell table:style-name="ce42" office:value-type="float" office:value="358" calcext:value-type="float">
            <text:p>358</text:p>
          </table:table-cell>
          <table:table-cell table:style-name="ce65" office:value-type="percentage" office:value="0.358" calcext:value-type="percentage">
            <text:p>35,80%</text:p>
          </table:table-cell>
        </table:table-row>
        <table:table-row table:style-name="ro1">
          <table:table-cell table:style-name="ce38" office:value-type="string" calcext:value-type="string">
            <text:p>none</text:p>
          </table:table-cell>
          <table:table-cell table:style-name="ce44" office:value-type="float" office:value="642" calcext:value-type="float">
            <text:p>642</text:p>
          </table:table-cell>
          <table:table-cell table:style-name="ce66" office:value-type="percentage" office:value="0.642" calcext:value-type="percentage">
            <text:p>64,20%</text:p>
          </table:table-cell>
        </table:table-row>
        <table:table-row table:style-name="ro1">
          <table:table-cell table:style-name="ce39" office:value-type="string" calcext:value-type="string">
            <text:p>Total Result</text:p>
          </table:table-cell>
          <table:table-cell table:style-name="ce45" office:value-type="float" office:value="1000" calcext:value-type="float">
            <text:p>1000</text:p>
          </table:table-cell>
          <table:table-cell table:style-name="ce67" office:value-type="percentage" office:value="1" calcext:value-type="percentage">
            <text:p>100,00%</text:p>
          </table:table-cell>
        </table:table-row>
      </table:table>
      <table:table table:name="Distribuição almoço" table:style-name="ta1">
        <table:table-column table:style-name="co8" table:default-cell-style-name="ce35"/>
        <table:table-column table:style-name="co8" table:default-cell-style-name="ce40"/>
        <table:table-column table:style-name="co8" table:default-cell-style-name="ce52"/>
        <table:table-row table:style-name="ro1">
          <table:table-cell/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36" office:value-type="string" calcext:value-type="string">
            <text:p>lunch</text:p>
          </table:table-cell>
          <table:table-cell table:style-name="ce41" office:value-type="string" calcext:value-type="string">
            <text:p>Count - lunch</text:p>
          </table:table-cell>
          <table:table-cell table:style-name="ce53" office:value-type="string" calcext:value-type="string">
            <text:p>Count - lunch</text:p>
          </table:table-cell>
        </table:table-row>
        <table:table-row table:style-name="ro1">
          <table:table-cell table:style-name="ce37" office:value-type="string" calcext:value-type="string">
            <text:p>free/reduced</text:p>
          </table:table-cell>
          <table:table-cell table:style-name="ce42" office:value-type="float" office:value="355" calcext:value-type="float">
            <text:p>355</text:p>
          </table:table-cell>
          <table:table-cell table:style-name="ce65" office:value-type="percentage" office:value="0.355" calcext:value-type="percentage">
            <text:p>35,50%</text:p>
          </table:table-cell>
        </table:table-row>
        <table:table-row table:style-name="ro1">
          <table:table-cell table:style-name="ce38" office:value-type="string" calcext:value-type="string">
            <text:p>standard</text:p>
          </table:table-cell>
          <table:table-cell table:style-name="ce44" office:value-type="float" office:value="645" calcext:value-type="float">
            <text:p>645</text:p>
          </table:table-cell>
          <table:table-cell table:style-name="ce66" office:value-type="percentage" office:value="0.645" calcext:value-type="percentage">
            <text:p>64,50%</text:p>
          </table:table-cell>
        </table:table-row>
        <table:table-row table:style-name="ro1">
          <table:table-cell table:style-name="ce39" office:value-type="string" calcext:value-type="string">
            <text:p>Total Result</text:p>
          </table:table-cell>
          <table:table-cell table:style-name="ce45" office:value-type="float" office:value="1000" calcext:value-type="float">
            <text:p>1000</text:p>
          </table:table-cell>
          <table:table-cell table:style-name="ce67" office:value-type="percentage" office:value="1" calcext:value-type="percentage">
            <text:p>100,00%</text:p>
          </table:table-cell>
        </table:table-row>
      </table:table>
      <table:table table:name="Distribuição nível pais" table:style-name="ta1">
        <table:table-column table:style-name="co9" table:default-cell-style-name="ce38"/>
        <table:table-column table:style-name="co8" table:default-cell-style-name="ce43"/>
        <table:table-column table:style-name="co8" table:default-cell-style-name="ce49"/>
        <table:table-column table:style-name="co8" table:default-cell-style-name="ce55"/>
        <table:table-row table:style-name="ro1">
          <table:table-cell table:style-name="ce35"/>
          <table:table-cell table:style-name="ce40" office:value-type="string" calcext:value-type="string">
            <text:p>Data</text:p>
          </table:table-cell>
          <table:table-cell table:style-name="ce46"/>
          <table:table-cell table:style-name="ce52"/>
        </table:table-row>
        <table:table-row table:style-name="ro1">
          <table:table-cell table:style-name="ce36" office:value-type="string" calcext:value-type="string">
            <text:p>parental level of education</text:p>
          </table:table-cell>
          <table:table-cell table:style-name="ce41" office:value-type="string" calcext:value-type="string">
            <text:p>Count - parental level of education</text:p>
          </table:table-cell>
          <table:table-cell table:style-name="ce47" office:value-type="string" calcext:value-type="string">
            <text:p>Count - parental level of education</text:p>
          </table:table-cell>
          <table:table-cell table:style-name="ce53" office:value-type="string" calcext:value-type="string">
            <text:p>Count - parental level of education</text:p>
          </table:table-cell>
        </table:table-row>
        <table:table-row table:style-name="ro1">
          <table:table-cell table:style-name="ce37" office:value-type="string" calcext:value-type="string">
            <text:p>associate's degree</text:p>
          </table:table-cell>
          <table:table-cell table:style-name="ce42" office:value-type="float" office:value="222" calcext:value-type="float">
            <text:p>222</text:p>
          </table:table-cell>
          <table:table-cell table:style-name="ce48" office:value-type="percentage" office:value="0.222" calcext:value-type="percentage">
            <text:p>22,20%</text:p>
          </table:table-cell>
          <table:table-cell table:style-name="ce54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bachelor's degree</text:p>
          </table:table-cell>
          <table:table-cell office:value-type="float" office:value="118" calcext:value-type="float">
            <text:p>118</text:p>
          </table:table-cell>
          <table:table-cell office:value-type="percentage" office:value="0.118" calcext:value-type="percentage">
            <text:p>11,80%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high school</text:p>
          </table:table-cell>
          <table:table-cell office:value-type="float" office:value="196" calcext:value-type="float">
            <text:p>196</text:p>
          </table:table-cell>
          <table:table-cell office:value-type="percentage" office:value="0.196" calcext:value-type="percentage">
            <text:p>19,60%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master's degree</text:p>
          </table:table-cell>
          <table:table-cell office:value-type="float" office:value="59" calcext:value-type="float">
            <text:p>59</text:p>
          </table:table-cell>
          <table:table-cell office:value-type="percentage" office:value="0.059" calcext:value-type="percentage">
            <text:p>5,90%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some college</text:p>
          </table:table-cell>
          <table:table-cell office:value-type="float" office:value="226" calcext:value-type="float">
            <text:p>226</text:p>
          </table:table-cell>
          <table:table-cell office:value-type="percentage" office:value="0.226" calcext:value-type="percentage">
            <text:p>22,60%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string" calcext:value-type="string">
            <text:p>some high school</text:p>
          </table:table-cell>
          <table:table-cell table:style-name="ce44" office:value-type="float" office:value="179" calcext:value-type="float">
            <text:p>179</text:p>
          </table:table-cell>
          <table:table-cell table:style-name="ce50" office:value-type="percentage" office:value="0.179" calcext:value-type="percentage">
            <text:p>17,90%</text:p>
          </table:table-cell>
          <table:table-cell table:style-name="ce56" office:value-type="float" office:value="1000" calcext:value-type="float">
            <text:p>1000</text:p>
          </table:table-cell>
        </table:table-row>
        <table:table-row table:style-name="ro1">
          <table:table-cell table:style-name="ce39" office:value-type="string" calcext:value-type="string">
            <text:p>Total Result</text:p>
          </table:table-cell>
          <table:table-cell table:style-name="ce45" office:value-type="float" office:value="1000" calcext:value-type="float">
            <text:p>1000</text:p>
          </table:table-cell>
          <table:table-cell table:style-name="ce51" office:value-type="percentage" office:value="1" calcext:value-type="percentage">
            <text:p>100,00%</text:p>
          </table:table-cell>
          <table:table-cell table:style-name="ce57"/>
        </table:table-row>
      </table:table>
      <table:table table:name="Distribuição raça" table:style-name="ta1">
        <table:table-column table:style-name="co8" table:default-cell-style-name="ce38"/>
        <table:table-column table:style-name="co8" table:default-cell-style-name="ce43"/>
        <table:table-column table:style-name="co8" table:default-cell-style-name="ce68"/>
        <table:table-row table:style-name="ro1">
          <table:table-cell table:style-name="ce35"/>
          <table:table-cell table:style-name="ce40" office:value-type="string" calcext:value-type="string">
            <text:p>Data</text:p>
          </table:table-cell>
          <table:table-cell table:style-name="ce52"/>
        </table:table-row>
        <table:table-row table:style-name="ro1">
          <table:table-cell table:style-name="ce36" office:value-type="string" calcext:value-type="string">
            <text:p>race/ethnicity</text:p>
          </table:table-cell>
          <table:table-cell table:style-name="ce41" office:value-type="string" calcext:value-type="string">
            <text:p>Count - race/ethnicity</text:p>
          </table:table-cell>
          <table:table-cell table:style-name="ce53" office:value-type="string" calcext:value-type="string">
            <text:p>Count - race/ethnicity</text:p>
          </table:table-cell>
        </table:table-row>
        <table:table-row table:style-name="ro1">
          <table:table-cell table:style-name="ce37" office:value-type="string" calcext:value-type="string">
            <text:p>group A</text:p>
          </table:table-cell>
          <table:table-cell table:style-name="ce42" office:value-type="float" office:value="89" calcext:value-type="float">
            <text:p>89</text:p>
          </table:table-cell>
          <table:table-cell table:style-name="ce65"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group B</text:p>
          </table:table-cell>
          <table:table-cell office:value-type="float" office:value="190" calcext:value-type="float">
            <text:p>190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group C</text:p>
          </table:table-cell>
          <table:table-cell office:value-type="float" office:value="319" calcext:value-type="float">
            <text:p>319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group D</text:p>
          </table:table-cell>
          <table:table-cell office:value-type="float" office:value="262" calcext:value-type="float">
            <text:p>262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group E</text:p>
          </table:table-cell>
          <table:table-cell table:style-name="ce44" office:value-type="float" office:value="140" calcext:value-type="float">
            <text:p>140</text:p>
          </table:table-cell>
          <table:table-cell table:style-name="ce66" office:value-type="percentage" office:value="0.14" calcext:value-type="percentage">
            <text:p>14,00%</text:p>
          </table:table-cell>
        </table:table-row>
        <table:table-row table:style-name="ro1">
          <table:table-cell table:style-name="ce39" office:value-type="string" calcext:value-type="string">
            <text:p>Total Result</text:p>
          </table:table-cell>
          <table:table-cell table:style-name="ce45" office:value-type="float" office:value="1000" calcext:value-type="float">
            <text:p>1000</text:p>
          </table:table-cell>
          <table:table-cell table:style-name="ce67" office:value-type="percentage" office:value="1" calcext:value-type="percentage">
            <text:p>100,00%</text:p>
          </table:table-cell>
        </table:table-row>
      </table:table>
      <table:table table:name="Distribuição Genero" table:style-name="ta1">
        <table:table-column table:style-name="co7" table:default-cell-style-name="ce35"/>
        <table:table-column table:style-name="co10" table:default-cell-style-name="ce40"/>
        <table:table-column table:style-name="co11" table:default-cell-style-name="ce52"/>
        <table:table-row table:style-name="ro1">
          <table:table-cell/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36" office:value-type="string" calcext:value-type="string">
            <text:p>gender</text:p>
          </table:table-cell>
          <table:table-cell table:style-name="ce41" office:value-type="string" calcext:value-type="string">
            <text:p>Count - gender</text:p>
          </table:table-cell>
          <table:table-cell table:style-name="ce53" office:value-type="string" calcext:value-type="string">
            <text:p>Count - gender</text:p>
          </table:table-cell>
        </table:table-row>
        <table:table-row table:style-name="ro1">
          <table:table-cell table:style-name="ce37" office:value-type="string" calcext:value-type="string">
            <text:p>female</text:p>
          </table:table-cell>
          <table:table-cell table:style-name="ce42" office:value-type="float" office:value="518" calcext:value-type="float">
            <text:p>518</text:p>
          </table:table-cell>
          <table:table-cell table:style-name="ce65" office:value-type="percentage" office:value="0.518" calcext:value-type="percentage">
            <text:p>51,80%</text:p>
          </table:table-cell>
        </table:table-row>
        <table:table-row table:style-name="ro1">
          <table:table-cell table:style-name="ce38" office:value-type="string" calcext:value-type="string">
            <text:p>male</text:p>
          </table:table-cell>
          <table:table-cell table:style-name="ce44" office:value-type="float" office:value="482" calcext:value-type="float">
            <text:p>482</text:p>
          </table:table-cell>
          <table:table-cell table:style-name="ce66" office:value-type="percentage" office:value="0.482" calcext:value-type="percentage">
            <text:p>48,20%</text:p>
          </table:table-cell>
        </table:table-row>
        <table:table-row table:style-name="ro1">
          <table:table-cell table:style-name="ce39" office:value-type="string" calcext:value-type="string">
            <text:p>Total Result</text:p>
          </table:table-cell>
          <table:table-cell table:style-name="ce45" office:value-type="float" office:value="1000" calcext:value-type="float">
            <text:p>1000</text:p>
          </table:table-cell>
          <table:table-cell table:style-name="ce67" office:value-type="percentage" office:value="1" calcext:value-type="percentage">
            <text:p>100,00%</text:p>
          </table:table-cell>
        </table:table-row>
      </table:table>
      <table:named-expressions/>
      <table:database-ranges>
        <table:database-range table:name="__Anonymous_Sheet_DB__0" table:target-range-address="StudentsPerformance.A1:StudentsPerformance.H1001" table:display-filter-buttons="true" table:orientation="column"/>
      </table:database-ranges>
      <table:data-pilot-tables>
        <table:data-pilot-table table:name="DataPilot1" table:application-data="" table:target-range-address="'Distribuição Genero'.A1:'Distribuição Genero'.C5" table:buttons="'Distribuição Genero'.A2 'Distribuição Genero'.B1" table:show-filter-button="false" table:drill-down-on-double-click="false">
          <table:source-cell-range table:cell-range-address="StudentsPerformance.A1:StudentsPerformance.H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nder" table:orientation="row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der" table:orientation="data" table:used-hierarchy="0" table:function="count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der" table:orientation="data" table:used-hierarchy="0" table:function="count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gender" table:member-type="named" table:member-name="female"/>
          </table:data-pilot-field>
        </table:data-pilot-table>
        <table:data-pilot-table table:name="DataPilot2" table:application-data="" table:target-range-address="'Distribuição raça'.A1:'Distribuição raça'.C8" table:buttons="'Distribuição raça'.A2 'Distribuição raça'.B1" table:show-filter-button="false" table:drill-down-on-double-click="false">
          <table:source-cell-range table:cell-range-address="StudentsPerformance.A1:StudentsPerformance.H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ace/ethnicity" table:orientation="row" table:used-hierarchy="0" table:function="auto">
            <table:data-pilot-level table:show-empty="false" calcext:repeat-item-labels="false">
              <table:data-pilot-members>
                <table:data-pilot-member table:name="group A" table:display="true" table:show-details="true"/>
                <table:data-pilot-member table:name="group B" table:display="true" table:show-details="true"/>
                <table:data-pilot-member table:name="group C" table:display="true" table:show-details="true"/>
                <table:data-pilot-member table:name="group D" table:display="true" table:show-details="true"/>
                <table:data-pilot-member table:name="group 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" table:orientation="data" table:used-hierarchy="-1" table:function="count">
            <table:data-pilot-level calcext:repeat-item-labels="false"/>
          </table:data-pilot-field>
          <table:data-pilot-field table:source-field-name="race/ethnicity" table:orientation="data" table:used-hierarchy="-1" table:function="count">
            <table:data-pilot-level calcext:repeat-item-labels="false"/>
            <table:data-pilot-field-reference table:type="total-percentage" table:field-name="gender" table:member-type="named" table:member-name="female"/>
          </table:data-pilot-field>
        </table:data-pilot-table>
        <table:data-pilot-table table:name="DataPilot3" table:application-data="" table:target-range-address="'Distribuição nível pais'.A1:'Distribuição nível pais'.D9" table:buttons="'Distribuição nível pais'.A2 'Distribuição nível pais'.B1" table:show-filter-button="false" table:drill-down-on-double-click="false">
          <table:source-cell-range table:cell-range-address="StudentsPerformance.A1:StudentsPerformance.H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arental level of education" table:orientation="row" table:used-hierarchy="0" table:function="auto">
            <table:data-pilot-level table:show-empty="false" calcext:repeat-item-labels="false">
              <table:data-pilot-members>
                <table:data-pilot-member table:name="associate's degree" table:display="true" table:show-details="true"/>
                <table:data-pilot-member table:name="bachelor's degree" table:display="true" table:show-details="true"/>
                <table:data-pilot-member table:name="high school" table:display="true" table:show-details="true"/>
                <table:data-pilot-member table:name="master's degree" table:display="true" table:show-details="true"/>
                <table:data-pilot-member table:name="some college" table:display="true" table:show-details="true"/>
                <table:data-pilot-member table:name="some high school" table:display="true" table:show-details="true"/>
              </table:data-pilot-members>
              <table:data-pilot-display-info table:enabled="false" table:display-member-mode="from-top" table:member-count="10" table:data-field="parental level of education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ental level of education" table:orientation="data" table:used-hierarchy="0" table:function="count">
            <table:data-pilot-level table:show-empty="false" calcext:repeat-item-labels="false">
              <table:data-pilot-members>
                <table:data-pilot-member table:name="associate's degree" table:display="true" table:show-details="true"/>
                <table:data-pilot-member table:name="bachelor's degree" table:display="true" table:show-details="true"/>
                <table:data-pilot-member table:name="high school" table:display="true" table:show-details="true"/>
                <table:data-pilot-member table:name="master's degree" table:display="true" table:show-details="true"/>
                <table:data-pilot-member table:name="some college" table:display="true" table:show-details="true"/>
                <table:data-pilot-member table:name="some high schoo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ental level of education" table:orientation="data" table:used-hierarchy="0" table:function="count">
            <table:data-pilot-level table:show-empty="false" calcext:repeat-item-labels="false">
              <table:data-pilot-members>
                <table:data-pilot-member table:name="associate's degree" table:display="true" table:show-details="true"/>
                <table:data-pilot-member table:name="bachelor's degree" table:display="true" table:show-details="true"/>
                <table:data-pilot-member table:name="high school" table:display="true" table:show-details="true"/>
                <table:data-pilot-member table:name="master's degree" table:display="true" table:show-details="true"/>
                <table:data-pilot-member table:name="some college" table:display="true" table:show-details="true"/>
                <table:data-pilot-member table:name="some high schoo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gender" table:member-type="named" table:member-name="female"/>
          </table:data-pilot-field>
          <table:data-pilot-field table:source-field-name="parental level of education" table:orientation="data" table:used-hierarchy="0" table:function="count">
            <table:data-pilot-level table:show-empty="false" calcext:repeat-item-labels="false">
              <table:data-pilot-members>
                <table:data-pilot-member table:name="associate's degree" table:display="true" table:show-details="true"/>
                <table:data-pilot-member table:name="bachelor's degree" table:display="true" table:show-details="true"/>
                <table:data-pilot-member table:name="high school" table:display="true" table:show-details="true"/>
                <table:data-pilot-member table:name="master's degree" table:display="true" table:show-details="true"/>
                <table:data-pilot-member table:name="some college" table:display="true" table:show-details="true"/>
                <table:data-pilot-member table:name="some high schoo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running-total" table:field-name="parental level of education" table:member-type="named" table:member-name="associate's degree"/>
          </table:data-pilot-field>
        </table:data-pilot-table>
        <table:data-pilot-table table:name="DataPilot4" table:application-data="" table:target-range-address="'Distribuição almoço'.A1:'Distribuição almoço'.C5" table:buttons="'Distribuição almoço'.A2 'Distribuição almoço'.B1" table:show-filter-button="false" table:drill-down-on-double-click="false">
          <table:source-cell-range table:cell-range-address="StudentsPerformance.A1:StudentsPerformance.H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unch" table:orientation="row" table:used-hierarchy="0" table:function="auto">
            <table:data-pilot-level table:show-empty="false" calcext:repeat-item-labels="false">
              <table:data-pilot-members>
                <table:data-pilot-member table:name="free/reduced" table:display="true" table:show-details="true"/>
                <table:data-pilot-member table:name="stand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unch" table:orientation="data" table:used-hierarchy="-1" table:function="count">
            <table:data-pilot-level calcext:repeat-item-labels="false"/>
          </table:data-pilot-field>
          <table:data-pilot-field table:source-field-name="lunch" table:orientation="data" table:used-hierarchy="-1" table:function="count">
            <table:data-pilot-level calcext:repeat-item-labels="false"/>
            <table:data-pilot-field-reference table:type="total-percentage" table:field-name="gender" table:member-type="named" table:member-name="female"/>
          </table:data-pilot-field>
        </table:data-pilot-table>
        <table:data-pilot-table table:name="DataPilot5" table:application-data="" table:target-range-address="'Distribuição curso'.A1:'Distribuição curso'.C5" table:buttons="'Distribuição curso'.A2 'Distribuição curso'.B1" table:show-filter-button="false" table:drill-down-on-double-click="false">
          <table:source-cell-range table:cell-range-address="StudentsPerformance.A1:StudentsPerformance.H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 preparation course" table:orientation="row" table:used-hierarchy="0" table:function="auto">
            <table:data-pilot-level table:show-empty="false" calcext:repeat-item-labels="false">
              <table:data-pilot-members>
                <table:data-pilot-member table:name="completed" table:display="true" table:show-details="true"/>
                <table:data-pilot-member table:name="no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st preparation course" table:orientation="data" table:used-hierarchy="-1" table:function="count">
            <table:data-pilot-level calcext:repeat-item-labels="false"/>
          </table:data-pilot-field>
          <table:data-pilot-field table:source-field-name="test preparation course" table:orientation="data" table:used-hierarchy="-1" table:function="count">
            <table:data-pilot-level calcext:repeat-item-labels="false"/>
            <table:data-pilot-field-reference table:type="total-percentage" table:field-name="gender" table:member-type="named" table:member-name="female"/>
          </table:data-pilot-field>
        </table:data-pilot-table>
        <table:data-pilot-table table:name="DataPilot6" table:application-data="" table:target-range-address="'Distribuição matemática'.A1:'Distribuição matemática'.B12" table:buttons="'Distribuição matemática'.A1" table:show-filter-button="false" table:drill-down-on-double-click="false">
          <table:source-cell-range table:cell-range-address="StudentsPerformance.A1:StudentsPerformance.H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th score" table:orientation="row" table:used-hierarchy="0" table:function="auto">
            <table:data-pilot-level table:show-empty="false" calcext:repeat-item-labels="false">
              <table:data-pilot-members>
                <table:data-pilot-member table:name="&lt;0" table:display="true" table:show-details="true"/>
                <table:data-pilot-member table:name="0-9" table:display="true" table:show-details="true"/>
                <table:data-pilot-member table:name="10-19" table:display="true" table:show-details="true"/>
                <table:data-pilot-member table:name="20-29" table:display="true" table:show-details="true"/>
                <table:data-pilot-member table:name="30-39" table:display="true" table:show-details="true"/>
                <table:data-pilot-member table:name="40-49" table:display="true" table:show-details="true"/>
                <table:data-pilot-member table:name="50-59" table:display="true" table:show-details="true"/>
                <table:data-pilot-member table:name="60-69" table:display="true" table:show-details="true"/>
                <table:data-pilot-member table:name="70-79" table:display="true" table:show-details="true"/>
                <table:data-pilot-member table:name="80-89" table:display="true" table:show-details="true"/>
                <table:data-pilot-member table:name="90-100" table:display="true" table:show-details="true"/>
                <table:data-pilot-member table:name="&gt;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start="auto" table:end="auto" table:step="10"/>
          </table:data-pilot-field>
          <table:data-pilot-field table:source-field-name="math score" table:orientation="data" table:used-hierarchy="0" table:function="count">
            <table:data-pilot-level table:show-empty="false" calcext:repeat-item-labels="false">
              <table:data-pilot-members>
                <table:data-pilot-member table:name="&lt;0" table:display="true" table:show-details="true"/>
                <table:data-pilot-member table:name="0-9" table:display="true" table:show-details="true"/>
                <table:data-pilot-member table:name="10-19" table:display="true" table:show-details="true"/>
                <table:data-pilot-member table:name="20-29" table:display="true" table:show-details="true"/>
                <table:data-pilot-member table:name="30-39" table:display="true" table:show-details="true"/>
                <table:data-pilot-member table:name="40-49" table:display="true" table:show-details="true"/>
                <table:data-pilot-member table:name="50-59" table:display="true" table:show-details="true"/>
                <table:data-pilot-member table:name="60-69" table:display="true" table:show-details="true"/>
                <table:data-pilot-member table:name="70-79" table:display="true" table:show-details="true"/>
                <table:data-pilot-member table:name="80-89" table:display="true" table:show-details="true"/>
                <table:data-pilot-member table:name="90-100" table:display="true" table:show-details="true"/>
                <table:data-pilot-member table:name="&gt;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Distribuição leitura'.A1:'Distribuição leitura'.D12" table:buttons="'Distribuição leitura'.A2 'Distribuição leitura'.B1" table:show-filter-button="false" table:drill-down-on-double-click="false">
          <table:source-cell-range table:cell-range-address="StudentsPerformance.A1:StudentsPerformance.H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ading score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start="auto" table:end="auto" table:step="10"/>
          </table:data-pilot-field>
          <table:data-pilot-field table:source-field-name="reading score" table:orientation="data" table:used-hierarchy="-1" table:function="count">
            <table:data-pilot-level calcext:repeat-item-labels="false"/>
          </table:data-pilot-field>
          <table:data-pilot-field table:source-field-name="reading score" table:orientation="data" table:used-hierarchy="-1" table:function="count">
            <table:data-pilot-level calcext:repeat-item-labels="false"/>
            <table:data-pilot-field-reference table:type="total-percentage" table:field-name="gender" table:member-type="named" table:member-name="female"/>
          </table:data-pilot-field>
          <table:data-pilot-field table:source-field-name="reading score" table:orientation="data" table:used-hierarchy="-1" table:function="count">
            <table:data-pilot-level calcext:repeat-item-labels="false"/>
            <table:data-pilot-field-reference table:type="running-total" table:field-name="reading score" table:member-type="named" table:member-name="17"/>
          </table:data-pilot-field>
        </table:data-pilot-table>
        <table:data-pilot-table table:name="DataPilot8" table:application-data="" table:target-range-address="'Distribuição escrita'.A1:'Distribuição escrita'.D12" table:buttons="'Distribuição escrita'.A2 'Distribuição escrita'.B1" table:show-filter-button="false" table:drill-down-on-double-click="false">
          <table:source-cell-range table:cell-range-address="StudentsPerformance.A1:StudentsPerformance.H1001"/>
          <table:data-pilot-field table:source-field-name="writing score" table:orientation="row" table:used-hierarchy="0" table:function="auto">
            <table:data-pilot-level table:show-empty="false" calcext:repeat-item-labels="false">
              <table:data-pilot-members>
                <table:data-pilot-member table:name="10-19" table:display="true" table:show-details="true"/>
                <table:data-pilot-member table:name="20-29" table:display="true" table:show-details="true"/>
                <table:data-pilot-member table:name="30-39" table:display="true" table:show-details="true"/>
                <table:data-pilot-member table:name="40-49" table:display="true" table:show-details="true"/>
                <table:data-pilot-member table:name="50-59" table:display="true" table:show-details="true"/>
                <table:data-pilot-member table:name="60-69" table:display="true" table:show-details="true"/>
                <table:data-pilot-member table:name="70-79" table:display="true" table:show-details="true"/>
                <table:data-pilot-member table:name="80-89" table:display="true" table:show-details="true"/>
                <table:data-pilot-member table:name="90-100" table:display="true" table:show-details="true"/>
                <table:data-pilot-member table:name="&lt;10" table:display="true" table:show-details="true"/>
                <table:data-pilot-member table:name="&gt;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start="auto" table:end="auto" table:step="1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riting score" table:orientation="data" table:used-hierarchy="-1" table:function="count">
            <table:data-pilot-level calcext:repeat-item-labels="false"/>
          </table:data-pilot-field>
          <table:data-pilot-field table:source-field-name="writing score" table:orientation="data" table:used-hierarchy="-1" table:function="count">
            <table:data-pilot-level calcext:repeat-item-labels="false"/>
            <table:data-pilot-field-reference table:type="total-percentage" table:field-name="gender" table:member-type="named" table:member-name="female"/>
          </table:data-pilot-field>
          <table:data-pilot-field table:source-field-name="writing score" table:orientation="data" table:used-hierarchy="-1" table:function="count">
            <table:data-pilot-level calcext:repeat-item-labels="false"/>
            <table:data-pilot-field-reference table:type="running-total" table:field-name="writing score" table:member-type="named" table:member-name="10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20:31:24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09-14T20:36:50.386000000</dc:date>
    <meta:editing-duration>PT49M49S</meta:editing-duration>
    <meta:editing-cycles>19</meta:editing-cycles>
    <meta:document-statistic meta:table-count="9" meta:cell-count="823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83caff" draw:fill-gradient-name="Pastel_20_Bouquet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draw:stroke-dash="Dashed_5f_20_5f__5f_28_5f_var_5f_29_5f__5f_20_5f_2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395cm" svg:height="12.193cm" xlink:href=".." xlink:type="simple" loext:data-pilot-source="DataPilot6" chart:class="chart:bar" chart:style-name="ch1">
        <chart:plot-area chart:style-name="ch2" table:cell-range-address="PivotChart" chart:data-source-has-labels="column" svg:x="2.05cm" svg:y="0.313cm" svg:width="18.917cm" svg:height="8.859cm">
          <chart:coordinate-region svg:x="2.857cm" svg:y="0.512cm" svg:width="18.11cm" svg:height="8.013cm"/>
          <chart:axis chart:dimension="x" chart:name="primary-x" chart:style-name="ch3" chartooo:axis-type="auto">
            <chartooo:date-scale/>
            <chart:title svg:x="11.027cm" svg:y="9.415cm" chart:style-name="ch4">
              <text:p>Notas</text:p>
            </chart:title>
            <chart:categories table:cell-range-address="PT@categories"/>
          </chart:axis>
          <chart:axis chart:dimension="y" chart:name="primary-y" chart:style-name="ch5">
            <chart:title svg:x="1.063cm" svg:y="5.725cm" chart:style-name="ch6">
              <text:p>Quantidades</text:p>
            </chart:title>
            <chart:grid chart:style-name="ch7" chart:class="major"/>
            <chart:grid chart:style-name="ch8" chart:class="minor"/>
          </chart:axis>
          <chart:series chart:style-name="ch9" chart:values-cell-range-address="PT@data 0" chart:label-cell-address="PT@label 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9</text:p>
                <draw:g>
                  <svg:desc>PT@categories</svg:desc>
                </draw:g>
              </table:table-cell>
              <table:table-cell office:value-type="float" office:value="2">
                <text:p>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10-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0-5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60-6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0-7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0-8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0-100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</office:styles>
</office:document-styles>
</file>